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0653in"/>
    </style:style>
    <style:style style:name="Table1.B" style:family="table-column">
      <style:table-column-properties style:column-width="2.5729in"/>
    </style:style>
    <style:style style:name="Table1.C" style:family="table-column">
      <style:table-column-properties style:column-width="3.054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officeooo:paragraph-rsid="00145dcc"/>
    </style:style>
    <style:style style:name="P2" style:family="paragraph" style:parent-style-name="Heading_20_2">
      <style:text-properties officeooo:paragraph-rsid="00145dcc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6">
      <style:text-properties officeooo:paragraph-rsid="00145dcc"/>
    </style:style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T1" style:family="text">
      <style:text-properties officeooo:rsid="00145dc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MLOps </text:span></text:h>
      <text:h text:style-name="P2" text:outline-level="2"><text:s/><text:span text:style-name="Strong_20_Emphasis"><text:s/>1: What is MLOps?</text:span></text:h>
      <text:h text:style-name="Heading_20_3" text:outline-level="3">🔹 Definition</text:h>
      <text:list text:style-name="L1">
        <text:list-item>
          <text:p text:style-name="P3"><text:span text:style-name="Strong_20_Emphasis">MLOps = Machine Learning Operations</text:span></text:p>
        </text:list-item>
        <text:list-item>
          <text:p text:style-name="P3">It’s a set of <text:span text:style-name="Strong_20_Emphasis">practices</text:span> to <text:span text:style-name="Strong_20_Emphasis">design</text:span>, <text:span text:style-name="Strong_20_Emphasis">deploy</text:span>, and <text:span text:style-name="Strong_20_Emphasis">maintain</text:span> machine learning systems in <text:span text:style-name="Strong_20_Emphasis">production</text:span>.</text:p>
        </text:list-item>
        <text:list-item>
          <text:p text:style-name="P3">Focus: Continuous, reliable, and efficient ML lifecycle management.</text:p>
        </text:list-item>
      </text:list>
      <text:h text:style-name="Heading_20_3" text:outline-level="3">🔹 “In Production” means:</text:h>
      <text:list text:style-name="L2">
        <text:list-item>
          <text:p text:style-name="P4">ML systems integrated into <text:span text:style-name="Strong_20_Emphasis">business processes</text:span> (not just local experiments).</text:p>
        </text:list-item>
        <text:list-item>
          <text:p text:style-name="P4">Goal: Ensure models function effectively in real-world environments.</text:p>
        </text:list-item>
      </text:list>
      <text:h text:style-name="Heading_20_3" text:outline-level="3">🔹 ML Lifecycle</text:h>
      <text:list text:style-name="L3">
        <text:list-item>
          <text:p text:style-name="P5">Covers <text:span text:style-name="Strong_20_Emphasis">design -&gt; development -&gt; deployment -&gt; maintenance</text:span> of ML models.</text:p>
        </text:list-item>
        <text:list-item>
          <text:p text:style-name="P5">MLOps governs the <text:span text:style-name="Strong_20_Emphasis">entire lifecycle</text:span>, not just model training.</text:p>
        </text:list-item>
      </text:list>
      <text:h text:style-name="Heading_20_3" text:outline-level="3"><text:span text:style-name="Strong_20_Emphasis">Origin of MLOps</text:span></text:h>
      <text:list text:style-name="L4">
        <text:list-item>
          <text:p text:style-name="P6">Derived from <text:span text:style-name="Strong_20_Emphasis">DevOps (Development Operations)</text:span>.</text:p>
        </text:list-item>
        <text:list-item>
          <text:p text:style-name="P6"><text:span text:style-name="Strong_20_Emphasis">DevOps</text:span> = practices/tools to develop and deploy <text:span text:style-name="Strong_20_Emphasis">software</text:span> continuously and reliably.</text:p>
        </text:list-item>
        <text:list-item>
          <text:p text:style-name="P6">Traditionally:</text:p>
          <text:list>
            <text:list-item>
              <text:p text:style-name="P6"><text:span text:style-name="Emphasis">Developers</text:span> wrote code.</text:p>
            </text:list-item>
            <text:list-item>
              <text:p text:style-name="P6"><text:span text:style-name="Emphasis">Operations</text:span> handled deployment &amp; maintenance.<text:line-break/>-&gt; This separation caused inefficiency.</text:p>
            </text:list-item>
          </text:list>
        </text:list-item>
        <text:list-item>
          <text:p text:style-name="P6"><text:span text:style-name="Strong_20_Emphasis">MLOps extends DevOps</text:span> by integrating:</text:p>
          <text:list>
            <text:list-item>
              <text:p text:style-name="P6"><text:span text:style-name="Strong_20_Emphasis">Data Scientists</text:span> (model creators)</text:p>
            </text:list-item>
            <text:list-item>
              <text:p text:style-name="P6"><text:span text:style-name="Strong_20_Emphasis">ML Engineers</text:span> (deploy &amp; monitor models)</text:p>
            </text:list-item>
          </text:list>
        </text:list-item>
        <text:list-item>
          <text:p text:style-name="P6">Aim: Unified workflow -&gt; seamless collaboration -&gt; efficient model deployment &amp; monitoring.</text:p>
        </text:list-item>
      </text:list>
      <text:h text:style-name="Heading_20_3" text:outline-level="3"><text:s/><text:span text:style-name="Strong_20_Emphasis">Why MLOps?</text:span></text:h>
      <text:h text:style-name="Heading_20_4" text:outline-level="4">1. Real-world ML systems are complex:</text:h>
      <text:list text:style-name="L5">
        <text:list-item>
          <text:p text:style-name="P7">Involve many components:</text:p>
          <text:list>
            <text:list-item>
              <text:p text:style-name="P7"><text:span text:style-name="Strong_20_Emphasis">High-quality data</text:span></text:p>
            </text:list-item>
            <text:list-item>
              <text:p text:style-name="P7"><text:span text:style-name="Strong_20_Emphasis">Feature engineering</text:span></text:p>
            </text:list-item>
            <text:list-item>
              <text:p text:style-name="P7"><text:soft-page-break/><text:span text:style-name="Strong_20_Emphasis">Model training &amp; evaluation</text:span></text:p>
            </text:list-item>
            <text:list-item>
              <text:p text:style-name="P7"><text:span text:style-name="Strong_20_Emphasis">Deployment &amp; monitoring</text:span></text:p>
            </text:list-item>
          </text:list>
        </text:list-item>
        <text:list-item>
          <text:p text:style-name="P7">Continuous monitoring ensures <text:span text:style-name="Strong_20_Emphasis">accuracy</text:span>, <text:span text:style-name="Strong_20_Emphasis">reliability</text:span>, and <text:span text:style-name="Strong_20_Emphasis">adaptability</text:span> over time.</text:p>
        </text:list-item>
      </text:list>
      <text:h text:style-name="Heading_20_4" text:outline-level="4">2. Benefits of MLOps:</text:h>
      <text:list text:style-name="L6">
        <text:list-item>
          <text:p text:style-name="P8">Bridges gap between <text:span text:style-name="Strong_20_Emphasis">ML</text:span> and <text:span text:style-name="Strong_20_Emphasis">Operations</text:span> teams.</text:p>
        </text:list-item>
        <text:list-item>
          <text:p text:style-name="P8">Enables <text:span text:style-name="Strong_20_Emphasis">automation</text:span> of deployment -&gt; fewer manual errors.</text:p>
        </text:list-item>
        <text:list-item>
          <text:p text:style-name="P8"><text:span text:style-name="Strong_20_Emphasis">Faster</text:span> model delivery to production.</text:p>
        </text:list-item>
        <text:list-item>
          <text:p text:style-name="P8">Enables <text:span text:style-name="Strong_20_Emphasis">performance monitoring</text:span> to maintain reliability.</text:p>
        </text:list-item>
        <text:list-item>
          <text:p text:style-name="P9">Overall: Ensures all moving parts integrate seamlessly.</text:p>
          <text:p text:style-name="P9"><text:span text:style-name="T1">s</text:span><text:span text:style-name="Strong_20_Emphasis">ummary:</text:span><text:line-break/>MLOps = Continuous integration + Continuous delivery (CI/CD) principles applied to ML systems -&gt; bringing data, models, and operations together for reliability and scalability.</text:p>
        </text:list-item>
      </text:list>
      <text:h text:style-name="P2" text:outline-level="2"><text:s/><text:span text:style-name="Strong_20_Emphasis">MLOps Lifecycle</text:span></text:h>
      <text:h text:style-name="Heading_20_3" text:outline-level="3">🔹 Overview</text:h>
      <text:list text:style-name="L7">
        <text:list-item>
          <text:p text:style-name="P10">The <text:span text:style-name="Strong_20_Emphasis">Machine Learning Lifecycle</text:span> = foundation of MLOps.</text:p>
        </text:list-item>
        <text:list-item>
          <text:p text:style-name="P10">It transforms <text:span text:style-name="Strong_20_Emphasis">ML ideas -&gt; production-ready models</text:span>.</text:p>
        </text:list-item>
        <text:list-item>
          <text:p text:style-name="P10">Structure = <text:span text:style-name="Strong_20_Emphasis">3 key phases</text:span>:<text:line-break/><text:span text:style-name="Strong_20_Emphasis">Design -&gt; Development -&gt; Deployment</text:span></text:p>
        </text:list-item>
        <text:list-item>
          <text:p text:style-name="P10">Process is <text:span text:style-name="Strong_20_Emphasis">iterative</text:span> (looping back as feedback and data evolve).</text:p>
        </text:list-item>
      </text:list>
      <text:h text:style-name="Heading_20_3" text:outline-level="3">🔹 Why Learn the ML Lifecycle?</text:h>
      <text:list text:style-name="L8">
        <text:list-item>
          <text:p text:style-name="P11">Acts as a <text:span text:style-name="Strong_20_Emphasis">blueprint</text:span> to structure ML projects.</text:p>
        </text:list-item>
        <text:list-item>
          <text:p text:style-name="P11">Clarifies:</text:p>
          <text:list>
            <text:list-item>
              <text:p text:style-name="P11">Key <text:span text:style-name="Strong_20_Emphasis">phases</text:span></text:p>
            </text:list-item>
            <text:list-item>
              <text:p text:style-name="P11"><text:span text:style-name="Strong_20_Emphasis">Roles</text:span> and responsibilities</text:p>
            </text:list-item>
            <text:list-item>
              <text:p text:style-name="P11"><text:span text:style-name="Strong_20_Emphasis">Tools</text:span> for each step</text:p>
            </text:list-item>
          </text:list>
        </text:list-item>
        <text:list-item>
          <text:p text:style-name="P11">Enables <text:span text:style-name="Strong_20_Emphasis">optimization</text:span>, scalability, and collaboration.</text:p>
        </text:list-item>
      </text:list>
      <text:h text:style-name="Heading_20_3" text:outline-level="3"><text:span text:style-name="Strong_20_Emphasis">1. Design Phase</text:span></text:h>
      <text:p text:style-name="Text_20_body"><text:span text:style-name="Strong_20_Emphasis">Goal:</text:span> Understand problem &amp; define project scope.</text:p>
      <text:p text:style-name="Text_20_body"><text:span text:style-name="Strong_20_Emphasis">Steps:</text:span></text:p>
      <text:list text:style-name="L9">
        <text:list-item>
          <text:p text:style-name="P12">Clarify <text:span text:style-name="Strong_20_Emphasis">context</text:span> and <text:span text:style-name="Strong_20_Emphasis">business value</text:span> of the problem.</text:p>
        </text:list-item>
        <text:list-item>
          <text:p text:style-name="P12">Collect <text:span text:style-name="Strong_20_Emphasis">business requirements</text:span> (what does success look like?).</text:p>
        </text:list-item>
        <text:list-item>
          <text:p text:style-name="P12"><text:soft-page-break/>Define <text:span text:style-name="Strong_20_Emphasis">key metrics</text:span> to track progress.</text:p>
        </text:list-item>
        <text:list-item>
          <text:p text:style-name="P12">Assess <text:span text:style-name="Strong_20_Emphasis">data quality</text:span> &amp; preprocessing needs.</text:p>
        </text:list-item>
        <text:list-item>
          <text:p text:style-name="P12">Engage <text:span text:style-name="Strong_20_Emphasis">stakeholders</text:span> early to ensure feasibility.</text:p>
        </text:list-item>
      </text:list>
      <text:p text:style-name="Text_20_body">Outcome:<text:line-break/>A clear, data-driven project plan aligned with business goals.</text:p>
      <text:h text:style-name="Heading_20_3" text:outline-level="3"><text:span text:style-name="Strong_20_Emphasis">2. Development Phase</text:span></text:h>
      <text:p text:style-name="Text_20_body"><text:span text:style-name="Strong_20_Emphasis">Goal:</text:span> Build, train, and evaluate models.</text:p>
      <text:p text:style-name="Text_20_body"><text:span text:style-name="Strong_20_Emphasis">Steps:</text:span></text:p>
      <text:list text:style-name="L10">
        <text:list-item>
          <text:p text:style-name="P13">Experiment with:</text:p>
          <text:list>
            <text:list-item>
              <text:p text:style-name="P13">Different <text:span text:style-name="Strong_20_Emphasis">data samples</text:span></text:p>
            </text:list-item>
            <text:list-item>
              <text:p text:style-name="P13"><text:span text:style-name="Strong_20_Emphasis">Algorithms</text:span></text:p>
            </text:list-item>
            <text:list-item>
              <text:p text:style-name="P13"><text:span text:style-name="Strong_20_Emphasis">Hyperparameters</text:span></text:p>
            </text:list-item>
          </text:list>
        </text:list-item>
        <text:list-item>
          <text:p text:style-name="P13">Train multiple models -&gt; <text:span text:style-name="Strong_20_Emphasis">evaluate</text:span> each using defined metrics.</text:p>
        </text:list-item>
        <text:list-item>
          <text:p text:style-name="P13"><text:span text:style-name="Strong_20_Emphasis">Iterate</text:span> continuously to improve results.</text:p>
        </text:list-item>
      </text:list>
      <text:p text:style-name="Text_20_body">Outcome:<text:line-break/>A well-tuned model ready for real-world deployment.</text:p>
      <text:p text:style-name="Horizontal_20_Line"/>
      <text:h text:style-name="Heading_20_3" text:outline-level="3"><text:span text:style-name="Strong_20_Emphasis">3. Deployment Phase</text:span></text:h>
      <text:p text:style-name="Text_20_body"><text:span text:style-name="Strong_20_Emphasis">Goal:</text:span> Integrate the model into business processes.</text:p>
      <text:p text:style-name="Text_20_body"><text:span text:style-name="Strong_20_Emphasis">Steps:</text:span></text:p>
      <text:list text:style-name="L11">
        <text:list-item>
          <text:p text:style-name="P14">Wrap model into a <text:span text:style-name="Strong_20_Emphasis">microservice</text:span> for accessibility &amp; scalability.</text:p>
        </text:list-item>
        <text:list-item>
          <text:p text:style-name="P14">Integrate with <text:span text:style-name="Strong_20_Emphasis">existing systems</text:span>.</text:p>
        </text:list-item>
        <text:list-item>
          <text:p text:style-name="P14">Establish <text:span text:style-name="Strong_20_Emphasis">monitoring</text:span> pipelines to detect:</text:p>
          <text:list>
            <text:list-item>
              <text:p text:style-name="P14"><text:span text:style-name="Strong_20_Emphasis">Performance degradation</text:span></text:p>
            </text:list-item>
            <text:list-item>
              <text:p text:style-name="P14"><text:span text:style-name="Strong_20_Emphasis">Data drift</text:span></text:p>
            </text:list-item>
            <text:list-item>
              <text:p text:style-name="P14"><text:span text:style-name="Strong_20_Emphasis">Prediction errors</text:span></text:p>
            </text:list-item>
          </text:list>
        </text:list-item>
      </text:list>
      <text:p text:style-name="Text_20_body"><text:span text:style-name="Strong_20_Emphasis">Continuous monitoring</text:span> ensures:</text:p>
      <text:list text:style-name="L12">
        <text:list-item>
          <text:p text:style-name="P15">Long-term accuracy</text:p>
        </text:list-item>
        <text:list-item>
          <text:p text:style-name="P15">Reliability</text:p>
        </text:list-item>
        <text:list-item>
          <text:p text:style-name="P15">Business value retention</text:p>
        </text:list-item>
      </text:list>
      <text:p text:style-name="Text_20_body">Outcome:<text:line-break/>Operationalized model delivering measurable impact.</text:p>
      <text:h text:style-name="Heading_20_3" text:outline-level="3"><text:soft-page-break/><text:span text:style-name="Strong_20_Emphasis">Lifecycle Recap</text:span></text:h>
      <text:list text:style-name="L13">
        <text:list-item>
          <text:p text:style-name="P16">Constant evaluation:</text:p>
          <text:list>
            <text:list-item>
              <text:p text:style-name="P16">Is the project viable?</text:p>
            </text:list-item>
            <text:list-item>
              <text:p text:style-name="P16">Is it delivering value?</text:p>
            </text:list-item>
          </text:list>
        </text:list-item>
        <text:list-item>
          <text:p text:style-name="P16">MLOps = not just model building -&gt; <text:span text:style-name="Strong_20_Emphasis">building end-to-end ML systems</text:span> that sustain business outcomes.</text:p>
        </text:list-item>
      </text:list>
      <text:p text:style-name="Horizontal_20_Line"/>
      <text:h text:style-name="Heading_20_2" text:outline-level="2"><text:span text:style-name="Strong_20_Emphasis">3: Roles in MLOps</text:span></text:h>
      <text:h text:style-name="Heading_20_3" text:outline-level="3">🔹 Lifecycle Roles Overview</text:h>
      <text:p text:style-name="Text_20_body">Every ML project requires both:</text:p>
      <text:list text:style-name="L14">
        <text:list-item>
          <text:p text:style-name="P17"><text:span text:style-name="Strong_20_Emphasis">Business Roles</text:span> -&gt; define objectives, interpret results.</text:p>
        </text:list-item>
        <text:list-item>
          <text:p text:style-name="P17"><text:span text:style-name="Strong_20_Emphasis">Technical Roles</text:span> -&gt; handle data, modeling, and deployment.</text:p>
        </text:list-item>
      </text:list>
      <text:h text:style-name="Heading_20_3" text:outline-level="3"><text:span text:style-name="Strong_20_Emphasis">Business Roles</text:span></text:h>
      <text:h text:style-name="Heading_20_4" text:outline-level="4">1. Business Stakeholder / Product Owner</text:h>
      <text:list text:style-name="L15">
        <text:list-item>
          <text:p text:style-name="P18"><text:span text:style-name="Strong_20_Emphasis">Responsibilities:</text:span></text:p>
          <text:list>
            <text:list-item>
              <text:p text:style-name="P18">Budget decisions</text:p>
            </text:list-item>
            <text:list-item>
              <text:p text:style-name="P18">Ensuring alignment with company vision</text:p>
            </text:list-item>
            <text:list-item>
              <text:p text:style-name="P18">Oversee progress across all phases:</text:p>
              <text:list>
                <text:list-item>
                  <text:p text:style-name="P18">Define <text:span text:style-name="Strong_20_Emphasis">business requirements</text:span> (Design)</text:p>
                </text:list-item>
                <text:list-item>
                  <text:p text:style-name="P18">Review <text:span text:style-name="Strong_20_Emphasis">experimental results</text:span> (Development)</text:p>
                </text:list-item>
                <text:list-item>
                  <text:p text:style-name="P18">Verify <text:span text:style-name="Strong_20_Emphasis">final outcomes</text:span> (Deployment)</text:p>
                </text:list-item>
              </text:list>
            </text:list-item>
          </text:list>
        </text:list-item>
      </text:list>
      <text:h text:style-name="Heading_20_4" text:outline-level="4">2. Subject Matter Expert (SME)</text:h>
      <text:list text:style-name="L16">
        <text:list-item>
          <text:p text:style-name="P19"><text:span text:style-name="Strong_20_Emphasis">Responsibilities:</text:span></text:p>
          <text:list>
            <text:list-item>
              <text:p text:style-name="P19">Provide <text:span text:style-name="Strong_20_Emphasis">domain knowledge</text:span> about the problem.</text:p>
            </text:list-item>
            <text:list-item>
              <text:p text:style-name="P19">Help interpret <text:span text:style-name="Strong_20_Emphasis">data &amp; results</text:span>.</text:p>
            </text:list-item>
            <text:list-item>
              <text:p text:style-name="P19">Involved throughout all phases for context validation.</text:p>
            </text:list-item>
          </text:list>
        </text:list-item>
      </text:list>
      <text:h text:style-name="Heading_20_3" text:outline-level="3"><text:span text:style-name="Strong_20_Emphasis">Technical Roles</text:span></text:h>
      <text:h text:style-name="Heading_20_4" text:outline-level="4">1. Data Scientist</text:h>
      <text:list text:style-name="L17">
        <text:list-item>
          <text:p text:style-name="P20"><text:span text:style-name="Strong_20_Emphasis">Responsibilities:</text:span></text:p>
          <text:list>
            <text:list-item>
              <text:p text:style-name="P20">Data analysis</text:p>
            </text:list-item>
            <text:list-item>
              <text:p text:style-name="P20"><text:soft-page-break/>Feature engineering</text:p>
            </text:list-item>
            <text:list-item>
              <text:p text:style-name="P20">Model training, tuning, evaluation</text:p>
            </text:list-item>
            <text:list-item>
              <text:p text:style-name="P20">Post-deployment model monitoring</text:p>
            </text:list-item>
          </text:list>
        </text:list-item>
        <text:list-item>
          <text:p text:style-name="P20"><text:span text:style-name="Strong_20_Emphasis">Phase focus:</text:span> Development</text:p>
        </text:list-item>
      </text:list>
      <text:h text:style-name="Heading_20_4" text:outline-level="4">2. Data Engineer</text:h>
      <text:list text:style-name="L18">
        <text:list-item>
          <text:p text:style-name="P21"><text:span text:style-name="Strong_20_Emphasis">Responsibilities:</text:span></text:p>
          <text:list>
            <text:list-item>
              <text:p text:style-name="P21">Collect, clean, and store data</text:p>
            </text:list-item>
            <text:list-item>
              <text:p text:style-name="P21">Ensure <text:span text:style-name="Strong_20_Emphasis">data quality</text:span> &amp; <text:span text:style-name="Strong_20_Emphasis">testing</text:span></text:p>
            </text:list-item>
            <text:list-item>
              <text:p text:style-name="P21">Manage pipelines for data ingestion &amp; transformation</text:p>
            </text:list-item>
          </text:list>
        </text:list-item>
        <text:list-item>
          <text:p text:style-name="P21"><text:span text:style-name="Strong_20_Emphasis">Phase focus:</text:span> Design -&gt; Development -&gt; Production</text:p>
        </text:list-item>
      </text:list>
      <text:h text:style-name="Heading_20_4" text:outline-level="4">3. ML Engineer</text:h>
      <text:list text:style-name="L19">
        <text:list-item>
          <text:p text:style-name="P22"><text:span text:style-name="Strong_20_Emphasis">Responsibilities:</text:span></text:p>
          <text:list>
            <text:list-item>
              <text:p text:style-name="P22">Bridge between data science and operations</text:p>
            </text:list-item>
            <text:list-item>
              <text:p text:style-name="P22">Oversee full lifecycle:</text:p>
              <text:list>
                <text:list-item>
                  <text:p text:style-name="P22">Data extraction</text:p>
                </text:list-item>
                <text:list-item>
                  <text:p text:style-name="P22">Model development</text:p>
                </text:list-item>
                <text:list-item>
                  <text:p text:style-name="P22">Deployment</text:p>
                </text:list-item>
              </text:list>
            </text:list-item>
            <text:list-item>
              <text:p text:style-name="P22">Build scalable pipelines and APIs</text:p>
            </text:list-item>
          </text:list>
        </text:list-item>
        <text:list-item>
          <text:p text:style-name="P22"><text:span text:style-name="Strong_20_Emphasis">Phase focus:</text:span> All phases (cross-functional)</text:p>
        </text:list-item>
      </text:list>
      <text:h text:style-name="Heading_20_3" text:outline-level="3"><text:span text:style-name="Strong_20_Emphasis">Additional Roles</text:span></text:h>
      <text:list text:style-name="L20">
        <text:list-item>
          <text:p text:style-name="P23">Data Analysts</text:p>
        </text:list-item>
        <text:list-item>
          <text:p text:style-name="P23">Developers / Software Engineers</text:p>
        </text:list-item>
        <text:list-item>
          <text:p text:style-name="P23">Backend Engineers</text:p>
        </text:list-item>
      </text:list>
      <text:p text:style-name="Text_20_body"><text:span text:style-name="Strong_20_Emphasis">Note:</text:span><text:line-break/>In <text:span text:style-name="Strong_20_Emphasis">startups</text:span> -&gt; roles overlap (generalists).<text:line-break/>In <text:span text:style-name="Strong_20_Emphasis">enterprises</text:span> -&gt; roles specialize (division of labor).</text:p>
      <text:h text:style-name="Heading_20_2" text:outline-level="2"><text:span text:style-name="Strong_20_Emphasis">4: Data Quality and Ingestion</text:span></text:h>
      <text:h text:style-name="Heading_20_3" text:outline-level="3">🔹 Data Collection in Design Phase</text:h>
      <text:list text:style-name="L21">
        <text:list-item>
          <text:p text:style-name="P24">Gathering and validating data occurs during <text:span text:style-name="Strong_20_Emphasis">Design</text:span>.</text:p>
        </text:list-item>
        <text:list-item>
          <text:p text:style-name="P24">Objective: ensure <text:span text:style-name="Strong_20_Emphasis">high-quality</text:span>, <text:span text:style-name="Strong_20_Emphasis">relevant</text:span>, and <text:span text:style-name="Strong_20_Emphasis">accessible</text:span> data.</text:p>
        </text:list-item>
      </text:list>
      <text:h text:style-name="Heading_20_3" text:outline-level="3"><text:soft-page-break/><text:span text:style-name="Strong_20_Emphasis">What is Data Quality?</text:span></text:h>
      <text:list text:style-name="L22">
        <text:list-item>
          <text:p text:style-name="P25">Measure of <text:span text:style-name="Strong_20_Emphasis">how well data serves its intended purpose</text:span>.</text:p>
        </text:list-item>
        <text:list-item>
          <text:p text:style-name="P25">Determines how reliable a model will be.</text:p>
        </text:list-item>
        <text:list-item>
          <text:p text:style-name="P25">High data quality -&gt; high model performance.</text:p>
        </text:list-item>
      </text:list>
      <text:h text:style-name="Heading_20_3" text:outline-level="3"><text:span text:style-name="Strong_20_Emphasis">Four Key Dimensions of Data Quality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Dimension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Accuracy</text:span></text:p>
          </table:table-cell>
          <table:table-cell table:style-name="Table1.A1" office:value-type="string">
            <text:p text:style-name="Table_20_Contents">Data correctly represents reality</text:p>
          </table:table-cell>
          <table:table-cell table:style-name="Table1.A1" office:value-type="string">
            <text:p text:style-name="Table_20_Contents">Customer’s recorded age = 32, not 18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mpleteness</text:span></text:p>
          </table:table-cell>
          <table:table-cell table:style-name="Table1.A1" office:value-type="string">
            <text:p text:style-name="Table_20_Contents">No missing or incomplete entries</text:p>
          </table:table-cell>
          <table:table-cell table:style-name="Table1.A1" office:value-type="string">
            <text:p text:style-name="Table_20_Contents">All customers have last nam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nsistency</text:span></text:p>
          </table:table-cell>
          <table:table-cell table:style-name="Table1.A1" office:value-type="string">
            <text:p text:style-name="Table_20_Contents">Definitions remain uniform across systems</text:p>
          </table:table-cell>
          <table:table-cell table:style-name="Table1.A1" office:value-type="string">
            <text:p text:style-name="Table_20_Contents">“Active customer” definition same across department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imeliness</text:span></text:p>
          </table:table-cell>
          <table:table-cell table:style-name="Table1.A1" office:value-type="string">
            <text:p text:style-name="Table_20_Contents">Data is up-to-date and available when needed</text:p>
          </table:table-cell>
          <table:table-cell table:style-name="Table1.A1" office:value-type="string">
            <text:p text:style-name="Table_20_Contents">Daily sync ≠ real-time dat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0T18:01:32.857565908</meta:creation-date>
    <dc:date>2025-10-20T18:04:51.427659650</dc:date>
    <meta:editing-duration>PT3M21S</meta:editing-duration>
    <meta:editing-cycles>1</meta:editing-cycles>
    <meta:generator>LibreOffice/24.2.7.2$Linux_X86_64 LibreOffice_project/420$Build-2</meta:generator>
    <meta:document-statistic meta:table-count="1" meta:image-count="0" meta:object-count="0" meta:page-count="6" meta:paragraph-count="159" meta:word-count="869" meta:character-count="5613" meta:non-whitespace-character-count="5000"/>
  </office:meta>
</office:document-meta>
</file>